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7dcc6" officeooo:paragraph-rsid="0007dcc6"/>
    </style:style>
    <style:style style:name="P2" style:family="paragraph" style:parent-style-name="Standard">
      <style:text-properties fo:color="#55308d" style:font-name="Times New Roman" officeooo:rsid="0007dcc6" officeooo:paragraph-rsid="0007dcc6"/>
    </style:style>
    <style:style style:name="P3" style:family="paragraph" style:parent-style-name="Standard">
      <style:text-properties fo:color="#55308d" style:font-name="Times New Roman" officeooo:rsid="000b1368" officeooo:paragraph-rsid="000b1368"/>
    </style:style>
    <style:style style:name="P4" style:family="paragraph" style:parent-style-name="Standard">
      <style:text-properties fo:color="#55308d" style:font-name="Times New Roman" officeooo:rsid="000decb2" officeooo:paragraph-rsid="000decb2"/>
    </style:style>
    <style:style style:name="P5" style:family="paragraph" style:parent-style-name="Standard">
      <style:text-properties fo:color="#2a6099" style:font-name="Times New Roman" officeooo:rsid="0007dcc6" officeooo:paragraph-rsid="0007dcc6"/>
    </style:style>
    <style:style style:name="P6" style:family="paragraph" style:parent-style-name="Standard">
      <style:text-properties fo:color="#2a6099" style:font-name="Times New Roman" officeooo:rsid="000821c9" officeooo:paragraph-rsid="000821c9"/>
    </style:style>
    <style:style style:name="P7" style:family="paragraph" style:parent-style-name="Standard">
      <style:text-properties fo:color="#2a6099" style:font-name="Times New Roman" officeooo:rsid="0009242f" officeooo:paragraph-rsid="0009242f"/>
    </style:style>
    <style:style style:name="P8" style:family="paragraph" style:parent-style-name="Standard">
      <style:text-properties fo:color="#2a6099" style:font-name="Times New Roman" officeooo:rsid="000c908e" officeooo:paragraph-rsid="000c908e"/>
    </style:style>
    <style:style style:name="P9" style:family="paragraph" style:parent-style-name="Standard">
      <style:text-properties fo:color="#2a6099" style:font-name="Times New Roman" officeooo:rsid="000d71b1" officeooo:paragraph-rsid="000d71b1"/>
    </style:style>
    <style:style style:name="P10" style:family="paragraph" style:parent-style-name="Standard">
      <style:text-properties fo:color="#2a6099" style:font-name="Times New Roman" officeooo:rsid="000decb2" officeooo:paragraph-rsid="000decb2"/>
    </style:style>
    <style:style style:name="P11" style:family="paragraph" style:parent-style-name="Standard">
      <style:text-properties fo:color="#2a6099" style:font-name="Times New Roman" officeooo:rsid="000f2953" officeooo:paragraph-rsid="000f2953"/>
    </style:style>
    <style:style style:name="P12" style:family="paragraph" style:parent-style-name="Standard">
      <style:text-properties fo:color="#000000" style:font-name="Times New Roman" officeooo:rsid="0007dcc6" officeooo:paragraph-rsid="0007dcc6"/>
    </style:style>
    <style:style style:name="P13" style:family="paragraph" style:parent-style-name="Standard">
      <style:text-properties fo:color="#000000" style:font-name="Times New Roman" officeooo:rsid="000821c9" officeooo:paragraph-rsid="000821c9"/>
    </style:style>
    <style:style style:name="P14" style:family="paragraph" style:parent-style-name="Standard">
      <style:text-properties fo:color="#000000" style:font-name="Times New Roman" officeooo:rsid="0009242f" officeooo:paragraph-rsid="0009242f"/>
    </style:style>
    <style:style style:name="P15" style:family="paragraph" style:parent-style-name="Standard">
      <style:text-properties fo:color="#000000" style:font-name="Times New Roman" officeooo:rsid="000b1368" officeooo:paragraph-rsid="000b1368"/>
    </style:style>
    <style:style style:name="P16" style:family="paragraph" style:parent-style-name="Standard">
      <style:text-properties fo:color="#000000" style:font-name="Times New Roman" officeooo:rsid="000c908e" officeooo:paragraph-rsid="000c908e"/>
    </style:style>
    <style:style style:name="P17" style:family="paragraph" style:parent-style-name="Standard">
      <style:text-properties fo:color="#000000" style:font-name="Times New Roman" officeooo:rsid="000d71b1" officeooo:paragraph-rsid="000d71b1"/>
    </style:style>
    <style:style style:name="P18" style:family="paragraph" style:parent-style-name="Standard">
      <style:text-properties fo:color="#000000" style:font-name="Times New Roman" officeooo:rsid="000decb2" officeooo:paragraph-rsid="000decb2"/>
    </style:style>
    <style:style style:name="P19" style:family="paragraph" style:parent-style-name="Standard">
      <style:text-properties fo:color="#000000" style:font-name="Times New Roman" officeooo:rsid="000f2953" officeooo:paragraph-rsid="000f2953"/>
    </style:style>
    <style:style style:name="P20" style:family="paragraph" style:parent-style-name="Standard">
      <style:text-properties fo:color="#81d41a" style:font-name="Times New Roman" officeooo:rsid="0007dcc6" officeooo:paragraph-rsid="0007dcc6"/>
    </style:style>
    <style:style style:name="P21" style:family="paragraph" style:parent-style-name="Standard">
      <style:paragraph-properties fo:break-before="page"/>
      <style:text-properties fo:color="#55308d" style:font-name="Times New Roman" officeooo:rsid="000b1368" officeooo:paragraph-rsid="000b1368"/>
    </style:style>
    <style:style style:name="T1" style:family="text">
      <style:text-properties fo:color="#000000"/>
    </style:style>
    <style:style style:name="T2" style:family="text">
      <style:text-properties fo:color="#000000" officeooo:rsid="000f2953"/>
    </style:style>
    <style:style style:name="T3" style:family="text">
      <style:text-properties officeooo:rsid="0009242f"/>
    </style:style>
    <style:style style:name="T4" style:family="text">
      <style:text-properties officeooo:rsid="000a7a96"/>
    </style:style>
    <style:style style:name="T5" style:family="text">
      <style:text-properties style:text-underline-style="solid" style:text-underline-width="auto" style:text-underline-color="font-color" officeooo:rsid="000b1368"/>
    </style:style>
    <style:style style:name="T6" style:family="text">
      <style:text-properties officeooo:rsid="000c908e"/>
    </style:style>
    <style:style style:name="T7" style:family="text">
      <style:text-properties officeooo:rsid="000cde02"/>
    </style:style>
    <style:style style:name="T8" style:family="text">
      <style:text-properties officeooo:rsid="000f2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hapter final exercises of chapter 2</text:p>
      <text:p text:style-name="P1">final Exercises</text:p>
      <text:p text:style-name="P2">1.put parenthesis in the following expressions to change the value of their</text:p>
      <text:p text:style-name="P5">a)2 + 2 * 3 – 1 →<text:span text:style-name="T3"> 7</text:span></text:p>
      <text:p text:style-name="P12">(2+2)*(3-1) → +8</text:p>
      <text:p text:style-name="P13">2+2*(3-1) → +6</text:p>
      <text:p text:style-name="P6">b)(^) 10 $ 1 + 1 →<text:span text:style-name="T3"> 100</text:span></text:p>
      <text:p text:style-name="P13">The operator $ make that is impossible use parenthesis without change the <text:span text:style-name="T3">syntax of ^ to infix.</text:span></text:p>
      <text:p text:style-name="P7">c)2 ^ 2 * 4 ^ 5 + 1 → 4097</text:p>
      <text:p text:style-name="P14">2 ^ 2 * 4 ^ (5 + 1) → <text:span text:style-name="T4">16384</text:span></text:p>
      <text:p text:style-name="P15">2 ^ (2*4) ^ 5+1 → big number</text:p>
      <text:p text:style-name="P15">2 ^ (2*4) ^ (5+1) → big number.</text:p>
      <text:p text:style-name="P3">2.<text:span text:style-name="T6">check if the expression are equals.</text:span></text:p>
      <text:p text:style-name="P8">a)1+1 and 2</text:p>
      <text:p text:style-name="P16">they are equals,because the 1+1 isn’t in normal formal and he can be reduced to normal form:2</text:p>
      <text:p text:style-name="P8">b)10 ^ 2 <text:s/>and 10 + 9 *10</text:p>
      <text:p text:style-name="P16">they are equals,because the expression 10 ^ 2 is reduced to 100 and the expression 10+9*10 too.</text:p>
      <text:p text:style-name="P8">c)<text:span text:style-name="T7">400- 37 and (-) 37 400</text:span></text:p>
      <text:p text:style-name="P17">they are inequals.because the expression 400 – 37 is reduced to 367 and the expression (-) 37 400 is equals to 37 – 400 both are reduced to -367.</text:p>
      <text:p text:style-name="P9">d)100 ‘div’ 3 and 100/3</text:p>
      <text:p text:style-name="P18">they are inequals,because the operator div make the integral division with round down that reduce that expression to 33 and 100/3 is reduced to ~≃ 3,33</text:p>
      <text:p text:style-name="P10">e)2*5+18 and 2*(5+18)</text:p>
      <text:p text:style-name="P18">They are inequals,beacuase the parentheses in the second expression make that the plus is ‘executed’ before the time.</text:p>
      <text:p text:style-name="P4">3.using the following code,anser the questions</text:p>
      <text:p text:style-name="P4">z = 7</text:p>
      <text:p text:style-name="P4">x = y ^ 2</text:p>
      <text:p text:style-name="P4">waxOn = x * 5</text:p>
      <text:p text:style-name="P4">y = z + 8</text:p>
      <text:p text:style-name="P10">a)Now you have a value called waxOn in your REPL. What do</text:p>
      <text:p text:style-name="P10">you think will happen if you enter:</text:p>
      <text:p text:style-name="P10">i - 10+waxOn</text:p>
      <text:p text:style-name="P10">ii - (+10) waxOn</text:p>
      <text:p text:style-name="P10">iii - <text:s/>(-) 15 waxOn</text:p>
      <text:p text:style-name="P10">iv - (-) waxOn <text:span text:style-name="T8">15</text:span></text:p>
      <text:p text:style-name="P10"><text:span text:style-name="T1">i-1135;</text:span><text:span text:style-name="T2">ii-the same that ocorred in past case;iii-1110;iv-the conjugated of past value in iii.</text:span></text:p>
      <text:p text:style-name="P11">b) using triple x = x*3,what occur with type triple waxOn?</text:p>
      <text:p text:style-name="P19">The function returns 3375.</text:p>
      <text:p text:style-name="P19"/>
      <text:p text:style-name="P16"/>
      <text:p text:style-name="P21"/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21:16:41.210733462</meta:creation-date>
    <meta:generator>LibreOffice/6.3.4.2.0$Linux_X86_64 LibreOffice_project/30$Build-2</meta:generator>
    <dc:date>2020-01-12T00:20:27.811762122</dc:date>
    <meta:editing-duration>PT4M49S</meta:editing-duration>
    <meta:editing-cycles>1</meta:editing-cycles>
    <meta:document-statistic meta:table-count="0" meta:image-count="0" meta:object-count="0" meta:page-count="2" meta:paragraph-count="37" meta:word-count="321" meta:character-count="1560" meta:non-whitespace-character-count="1271"/>
  </office:meta>
</office:document-meta>
</file>